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BCDiskCacheManagerAbstractTemplate.getCache( JDBCDiskCacheAttributes catt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JDBCDiskCacheManagerAbstractTemplate.getCach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iskCacheManagerAbstractTemplate.createShrinkerWhenNeeded( JDBCDiskCacheAttributes cattr , AuxiliaryCache raf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MyThreadFactory.newThread( Runnable run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DBCDiskCacheManagerAbstractTemplate.freeCach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DBCDiskCacheManagerAbstractTemplate.releas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